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Header0" style:data-style-name="N0">
      <style:table-cell-properties fo:background-color="#9999FF"/>
      <style:text-properties fo:color="#000000"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er1" style:data-style-name="N0">
      <style:table-cell-properties fo:background-color="#FFCC99"/>
      <style:text-properties fo:color="#000000"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er2" style:data-style-name="N0">
      <style:table-cell-properties fo:background-color="#FFFF99"/>
      <style:text-properties fo:color="#000000"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er3" style:data-style-name="N0">
      <style:table-cell-properties style:vertical-align="top" fo:background-color="#C0C0C0"/>
      <style:text-properties fo:color="#000000"/>
    </style:style>
    <style:style style:name="ce6" style:family="table-cell" style:parent-style-name="Default" style:data-style-name="N0"/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19"/>
    <style:style style:name="ce10" style:family="table-cell" style:parent-style-name="Default" style:data-style-name="N27"/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56645833333333cm" style:use-optimal-column-width="true"/>
    </style:style>
    <style:style style:name="co7" style:family="table-column">
      <style:table-column-properties fo:break-before="auto" style:column-width="2.09020833333333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2.51354166666667cm" style:use-optimal-column-width="true"/>
    </style:style>
    <style:style style:name="co12" style:family="table-column">
      <style:table-column-properties fo:break-before="auto" style:column-width="2.43416666666667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79916666666667cm"/>
    </style:style>
    <style:style style:name="co15" style:family="table-column">
      <style:table-column-properties fo:break-before="auto" style:column-width="2.619375cm"/>
    </style:style>
    <style:style style:name="co16" style:family="table-column">
      <style:table-column-properties fo:break-before="auto" style:column-width="3.91583333333333cm"/>
    </style:style>
    <style:style style:name="co17" style:family="table-column">
      <style:table-column-properties fo:break-before="auto" style:column-width="1.984375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scret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2">
            <text:p>PIVOT TABLES GROUPING TEST DOCUMENT</text:p>
          </table:table-cell>
          <table:table-cell table:number-columns-repeated="6"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DISCRETE GROUPING</text:p>
          </table:table-cell>
          <table:table-cell table:number-columns-repeated="6" table:style-name="ce3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GROUPED ITEMS (Field 1)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Field 1_2 = 1.B-1.C/1.E-1.G/1.I-1.J, Field 1_3 = Group1/Group2-1.K</text:p>
          </table:table-cell>
          <table:table-cell table:number-columns-repeated="6" table:style-name="ce5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Sum of Field 3</text:p>
          </table:table-cell>
          <table:table-cell table:number-columns-repeated="2" table:style-name="ce1"/>
          <table:table-cell office:value-type="string" table:style-name="ce6">
            <text:p>Field 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Field 1_3</text:p>
          </table:table-cell>
          <table:table-cell office:value-type="string" table:style-name="ce6">
            <text:p>Field 1_2</text:p>
          </table:table-cell>
          <table:table-cell office:value-type="string" table:style-name="ce6">
            <text:p>Field 1</text:p>
          </table:table-cell>
          <table:table-cell office:value-type="string" table:style-name="ce1">
            <text:p>Item 2.A</text:p>
          </table:table-cell>
          <table:table-cell office:value-type="string" table:style-name="ce1">
            <text:p>Item 2.B</text:p>
          </table:table-cell>
          <table:table-cell office:value-type="string" table:style-name="ce1">
            <text:p>Grand Tota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1.A</text:p>
          </table:table-cell>
          <table:table-cell office:value-type="string" table:style-name="ce1">
            <text:p>Item 1.A</text:p>
          </table:table-cell>
          <table:table-cell office:value-type="float" office:value="1" table:style-name="ce7">
            <text:p>1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Group1</text:p>
          </table:table-cell>
          <table:table-cell office:value-type="string" table:style-name="ce1">
            <text:p>Group1</text:p>
          </table:table-cell>
          <table:table-cell office:value-type="string" table:style-name="ce1">
            <text:p>Item 1.B</text:p>
          </table:table-cell>
          <table:table-cell office:value-type="float" office:value="2" table:style-name="ce7">
            <text:p>2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7">
            <text:p>16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Item 1.C</text:p>
          </table:table-cell>
          <table:table-cell office:value-type="float" office:value="3" table:style-name="ce7">
            <text:p>3</text:p>
          </table:table-cell>
          <table:table-cell office:value-type="float" office:value="15" table:style-name="ce7">
            <text:p>15</text:p>
          </table:table-cell>
          <table:table-cell office:value-type="float" office:value="18" table:style-name="ce7">
            <text:p>18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Item 1.D</text:p>
          </table:table-cell>
          <table:table-cell office:value-type="string" table:style-name="ce1">
            <text:p>Item 1.D</text:p>
          </table:table-cell>
          <table:table-cell office:value-type="string" table:style-name="ce1">
            <text:p>Item 1.D</text:p>
          </table:table-cell>
          <table:table-cell office:value-type="float" office:value="4" table:style-name="ce7">
            <text:p>4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Group4</text:p>
          </table:table-cell>
          <table:table-cell office:value-type="string" table:style-name="ce1">
            <text:p>Group2</text:p>
          </table:table-cell>
          <table:table-cell office:value-type="string" table:style-name="ce1">
            <text:p>Item 1.E</text:p>
          </table:table-cell>
          <table:table-cell office:value-type="float" office:value="5" table:style-name="ce7">
            <text:p>5</text:p>
          </table:table-cell>
          <table:table-cell office:value-type="float" office:value="17" table:style-name="ce7">
            <text:p>17</text:p>
          </table:table-cell>
          <table:table-cell office:value-type="float" office:value="22" table:style-name="ce7">
            <text:p>22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Item 1.F</text:p>
          </table:table-cell>
          <table:table-cell office:value-type="float" office:value="6" table:style-name="ce7">
            <text:p>6</text:p>
          </table:table-cell>
          <table:table-cell office:value-type="float" office:value="18" table:style-name="ce7">
            <text:p>18</text:p>
          </table:table-cell>
          <table:table-cell office:value-type="float" office:value="24" table:style-name="ce7">
            <text:p>24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Item 1.G</text:p>
          </table:table-cell>
          <table:table-cell office:value-type="float" office:value="7" table:style-name="ce7">
            <text:p>7</text:p>
          </table:table-cell>
          <table:table-cell office:value-type="float" office:value="19" table:style-name="ce7">
            <text:p>19</text:p>
          </table:table-cell>
          <table:table-cell office:value-type="float" office:value="26" table:style-name="ce7">
            <text:p>26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Item 1.H</text:p>
          </table:table-cell>
          <table:table-cell office:value-type="string" table:style-name="ce1">
            <text:p>Item 1.H</text:p>
          </table:table-cell>
          <table:table-cell office:value-type="float" office:value="8" table:style-name="ce7">
            <text:p>8</text:p>
          </table:table-cell>
          <table:table-cell office:value-type="float" office:value="20" table:style-name="ce7">
            <text:p>20</text:p>
          </table:table-cell>
          <table:table-cell office:value-type="float" office:value="28" table:style-name="ce7">
            <text:p>28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Group3</text:p>
          </table:table-cell>
          <table:table-cell office:value-type="string" table:style-name="ce1">
            <text:p>Item 1.I</text:p>
          </table:table-cell>
          <table:table-cell office:value-type="float" office:value="9" table:style-name="ce7">
            <text:p>9</text:p>
          </table:table-cell>
          <table:table-cell office:value-type="float" office:value="21" table:style-name="ce7">
            <text:p>21</text:p>
          </table:table-cell>
          <table:table-cell office:value-type="float" office:value="30" table:style-name="ce7">
            <text:p>30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Item 1.J</text:p>
          </table:table-cell>
          <table:table-cell office:value-type="float" office:value="10" table:style-name="ce7">
            <text:p>10</text:p>
          </table:table-cell>
          <table:table-cell office:value-type="float" office:value="22" table:style-name="ce7">
            <text:p>22</text:p>
          </table:table-cell>
          <table:table-cell office:value-type="float" office:value="32" table:style-name="ce7">
            <text:p>32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Item 1.K</text:p>
          </table:table-cell>
          <table:table-cell office:value-type="string" table:style-name="ce1">
            <text:p>Item 1.K</text:p>
          </table:table-cell>
          <table:table-cell office:value-type="float" office:value="11" table:style-name="ce7">
            <text:p>11</text:p>
          </table:table-cell>
          <table:table-cell office:value-type="float" office:value="23" table:style-name="ce7">
            <text:p>23</text:p>
          </table:table-cell>
          <table:table-cell office:value-type="float" office:value="34" table:style-name="ce7">
            <text:p>34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Item 1.L</text:p>
          </table:table-cell>
          <table:table-cell office:value-type="string" table:style-name="ce1">
            <text:p>Item 1.L</text:p>
          </table:table-cell>
          <table:table-cell office:value-type="string" table:style-name="ce1">
            <text:p>Item 1.L</text:p>
          </table:table-cell>
          <table:table-cell office:value-type="float" office:value="12" table:style-name="ce7">
            <text:p>12</text:p>
          </table:table-cell>
          <table:table-cell office:value-type="float" office:value="24" table:style-name="ce7">
            <text:p>24</text:p>
          </table:table-cell>
          <table:table-cell office:value-type="float" office:value="36" table:style-name="ce7">
            <text:p>36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Grand Total</text:p>
          </table:table-cell>
          <table:table-cell table:number-columns-repeated="2" table:style-name="ce1"/>
          <table:table-cell office:value-type="float" office:value="78" table:style-name="ce7">
            <text:p>78</text:p>
          </table:table-cell>
          <table:table-cell office:value-type="float" office:value="222" table:style-name="ce7">
            <text:p>222</text:p>
          </table:table-cell>
          <table:table-cell office:value-type="float" office:value="300" table:style-name="ce7">
            <text:p>300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GROUP FIELD ORIENTATION (Field 1)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Field 1 = hidden, Field 1_2 = page, Field 1_3 = column</text:p>
          </table:table-cell>
          <table:table-cell table:number-columns-repeated="6" table:style-name="ce5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1_2</text:p>
          </table:table-cell>
          <table:table-cell office:value-type="string" table:style-name="ce1">
            <text:p>(All)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Sum of Field 3</text:p>
          </table:table-cell>
          <table:table-cell office:value-type="string" table:style-name="ce6">
            <text:p>Field 1_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Field 2</text:p>
          </table:table-cell>
          <table:table-cell office:value-type="string" table:style-name="ce1">
            <text:p>Item 1.A</text:p>
          </table:table-cell>
          <table:table-cell office:value-type="string" table:style-name="ce1">
            <text:p>Group1</text:p>
          </table:table-cell>
          <table:table-cell office:value-type="string" table:style-name="ce1">
            <text:p>Item 1.D</text:p>
          </table:table-cell>
          <table:table-cell office:value-type="string" table:style-name="ce1">
            <text:p>Group4</text:p>
          </table:table-cell>
          <table:table-cell office:value-type="string" table:style-name="ce1">
            <text:p>Item 1.L</text:p>
          </table:table-cell>
          <table:table-cell office:value-type="string" table:style-name="ce1">
            <text:p>Grand Tota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56" table:style-name="ce7">
            <text:p>56</text:p>
          </table:table-cell>
          <table:table-cell office:value-type="float" office:value="12" table:style-name="ce7">
            <text:p>12</text:p>
          </table:table-cell>
          <table:table-cell office:value-type="float" office:value="78" table:style-name="ce7">
            <text:p>7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tem 2.B</text:p>
          </table:table-cell>
          <table:table-cell office:value-type="float" office:value="13" table:style-name="ce7">
            <text:p>13</text:p>
          </table:table-cell>
          <table:table-cell office:value-type="float" office:value="29" table:style-name="ce7">
            <text:p>29</text:p>
          </table:table-cell>
          <table:table-cell office:value-type="float" office:value="16" table:style-name="ce7">
            <text:p>16</text:p>
          </table:table-cell>
          <table:table-cell office:value-type="float" office:value="140" table:style-name="ce7">
            <text:p>140</text:p>
          </table:table-cell>
          <table:table-cell office:value-type="float" office:value="24" table:style-name="ce7">
            <text:p>24</text:p>
          </table:table-cell>
          <table:table-cell office:value-type="float" office:value="222" table:style-name="ce7">
            <text:p>22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rand Total</text:p>
          </table:table-cell>
          <table:table-cell office:value-type="float" office:value="14" table:style-name="ce7">
            <text:p>14</text:p>
          </table:table-cell>
          <table:table-cell office:value-type="float" office:value="34" table:style-name="ce7">
            <text:p>34</text:p>
          </table:table-cell>
          <table:table-cell office:value-type="float" office:value="20" table:style-name="ce7">
            <text:p>20</text:p>
          </table:table-cell>
          <table:table-cell office:value-type="float" office:value="196" table:style-name="ce7">
            <text:p>196</text:p>
          </table:table-cell>
          <table:table-cell office:value-type="float" office:value="36" table:style-name="ce7">
            <text:p>36</text:p>
          </table:table-cell>
          <table:table-cell office:value-type="float" office:value="300" table:style-name="ce7">
            <text:p>30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3 - GROUP FIELD SETTINGS (Field 1)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5">
            <text:p>Field 1_2 = automatic subtotal, Group1 = hidden, Group4 = collapsed</text:p>
          </table:table-cell>
          <table:table-cell table:number-columns-repeated="6" table:style-name="ce5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Sum of Field 3</text:p>
          </table:table-cell>
          <table:table-cell table:number-columns-repeated="2" table:style-name="ce1"/>
          <table:table-cell office:value-type="string" table:style-name="ce6">
            <text:p>Field 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Field 1_3</text:p>
          </table:table-cell>
          <table:table-cell office:value-type="string" table:style-name="ce6">
            <text:p>Field 1_2</text:p>
          </table:table-cell>
          <table:table-cell office:value-type="string" table:style-name="ce6">
            <text:p>Field 1</text:p>
          </table:table-cell>
          <table:table-cell office:value-type="string" table:style-name="ce1">
            <text:p>Item 2.A</text:p>
          </table:table-cell>
          <table:table-cell office:value-type="string" table:style-name="ce1">
            <text:p>Item 2.B</text:p>
          </table:table-cell>
          <table:table-cell office:value-type="string" table:style-name="ce1">
            <text:p>Grand Tota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1.A</text:p>
          </table:table-cell>
          <table:table-cell office:value-type="string" table:style-name="ce1">
            <text:p>Item 1.A</text:p>
          </table:table-cell>
          <table:table-cell office:value-type="float" office:value="1" table:style-name="ce7">
            <text:p>1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Item 1.A Total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Item 1.D</text:p>
          </table:table-cell>
          <table:table-cell office:value-type="string" table:style-name="ce1">
            <text:p>Item 1.D</text:p>
          </table:table-cell>
          <table:table-cell office:value-type="string" table:style-name="ce1">
            <text:p>Item 1.D</text:p>
          </table:table-cell>
          <table:table-cell office:value-type="float" office:value="4" table:style-name="ce7">
            <text:p>4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Item 1.D Total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Group4</text:p>
          </table:table-cell>
          <table:table-cell table:number-columns-repeated="2" table:style-name="ce1"/>
          <table:table-cell office:value-type="float" office:value="56" table:style-name="ce7">
            <text:p>56</text:p>
          </table:table-cell>
          <table:table-cell office:value-type="float" office:value="140" table:style-name="ce7">
            <text:p>140</text:p>
          </table:table-cell>
          <table:table-cell office:value-type="float" office:value="196" table:style-name="ce7">
            <text:p>196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Item 1.L</text:p>
          </table:table-cell>
          <table:table-cell office:value-type="string" table:style-name="ce1">
            <text:p>Item 1.L</text:p>
          </table:table-cell>
          <table:table-cell office:value-type="string" table:style-name="ce1">
            <text:p>Item 1.L</text:p>
          </table:table-cell>
          <table:table-cell office:value-type="float" office:value="12" table:style-name="ce7">
            <text:p>12</text:p>
          </table:table-cell>
          <table:table-cell office:value-type="float" office:value="24" table:style-name="ce7">
            <text:p>24</text:p>
          </table:table-cell>
          <table:table-cell office:value-type="float" office:value="36" table:style-name="ce7">
            <text:p>36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Item 1.L Total</text:p>
          </table:table-cell>
          <table:table-cell table:style-name="ce1"/>
          <table:table-cell office:value-type="float" office:value="12" table:style-name="ce7">
            <text:p>12</text:p>
          </table:table-cell>
          <table:table-cell office:value-type="float" office:value="24" table:style-name="ce7">
            <text:p>24</text:p>
          </table:table-cell>
          <table:table-cell office:value-type="float" office:value="36" table:style-name="ce7">
            <text:p>36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Grand Total</text:p>
          </table:table-cell>
          <table:table-cell table:number-columns-repeated="2" table:style-name="ce1"/>
          <table:table-cell office:value-type="float" office:value="73" table:style-name="ce7">
            <text:p>73</text:p>
          </table:table-cell>
          <table:table-cell office:value-type="float" office:value="193" table:style-name="ce7">
            <text:p>193</text:p>
          </table:table-cell>
          <table:table-cell office:value-type="float" office:value="266" table:style-name="ce7">
            <text:p>266</text:p>
          </table:table-cell>
          <table:table-cell table:number-columns-repeated="16378" table:style-name="ce1"/>
        </table:table-row>
        <table:table-row table:number-rows-repeated="1048529" table:style-name="ro2">
          <table:table-cell table:number-columns-repeated="16384"/>
        </table:table-row>
      </table:table>
      <table:table table:name="Numeric" table:style-name="ta1">
        <table:table-column table:style-name="co9" table:default-cell-style-name="ce1"/>
        <table:table-column table:style-name="co3" table:default-cell-style-name="ce1"/>
        <table:table-column table:style-name="co1" table:default-cell-style-name="ce1"/>
        <table:table-column table:style-name="co10" table:default-cell-style-name="ce1"/>
        <table:table-column table:style-name="co9" table:default-cell-style-name="ce1"/>
        <table:table-column table:style-name="co3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3" table:default-cell-style-name="ce1"/>
        <table:table-column table:style-name="co11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2">
            <text:p>PIVOT TABLES GROUPING TEST DOCUMENT</text:p>
          </table:table-cell>
          <table:table-cell table:number-columns-repeated="10" table:style-name="ce2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NUMERIC GROUPING</text:p>
          </table:table-cell>
          <table:table-cell table:number-columns-repeated="10" table:style-name="ce3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GROUPED NUMBERS (Field 2)</text:p>
          </table:table-cell>
          <table:table-cell table:number-columns-repeated="10" table:style-name="ce4"/>
          <table:table-cell table:number-columns-repeated="16373"/>
        </table:table-row>
        <table:table-row table:style-name="ro2">
          <table:table-cell office:value-type="string" table:style-name="ce5">
            <text:p>Min = auto, max = auto, step = 3</text:p>
          </table:table-cell>
          <table:table-cell table:number-columns-repeated="3" table:style-name="ce5"/>
          <table:table-cell office:value-type="string" table:style-name="ce5">
            <text:p>Min = 6, max = auto, step = 4</text:p>
          </table:table-cell>
          <table:table-cell table:number-columns-repeated="3" table:style-name="ce5"/>
          <table:table-cell office:value-type="string" table:style-name="ce5">
            <text:p>Min = auto, max = 7, step = 5</text:p>
          </table:table-cell>
          <table:table-cell table:number-columns-repeated="2" table:style-name="ce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2</text:p>
          </table:table-cell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style-name="ce1"/>
          <table:table-cell office:value-type="string" table:style-name="ce6">
            <text:p>Field 2</text:p>
          </table:table-cell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style-name="ce1"/>
          <table:table-cell office:value-type="string" table:style-name="ce6">
            <text:p>Field 2</text:p>
          </table:table-cell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&lt;1</text:p>
          </table:table-cell>
          <table:table-cell office:value-type="string" table:style-name="ce1">
            <text:p>Item 1.A</text:p>
          </table:table-cell>
          <table:table-cell table:style-name="ce7"/>
          <table:table-cell table:style-name="ce8"/>
          <table:table-cell office:value-type="string" table:style-name="ce1">
            <text:p>&lt;6</text:p>
          </table:table-cell>
          <table:table-cell office:value-type="string" table:style-name="ce1">
            <text:p>Item 1.A</text:p>
          </table:table-cell>
          <table:table-cell office:value-type="float" office:value="9" table:style-name="ce7">
            <text:p>9</text:p>
          </table:table-cell>
          <table:table-cell table:style-name="ce1"/>
          <table:table-cell office:value-type="string" table:style-name="ce1">
            <text:p>&lt;1</text:p>
          </table:table-cell>
          <table:table-cell office:value-type="string" table:style-name="ce1">
            <text:p>Item 1.A</text:p>
          </table:table-cell>
          <table:table-cell table:style-name="ce7"/>
          <table:table-cell table:number-columns-repeated="16373"/>
        </table:table-row>
        <table:table-row table:style-name="ro2">
          <table:table-cell table:style-name="ce1"/>
          <table:table-cell office:value-type="string" table:style-name="ce1">
            <text:p>Item 1.B</text:p>
          </table:table-cell>
          <table:table-cell table:style-name="ce7"/>
          <table:table-cell table:style-name="ce8"/>
          <table:table-cell table:style-name="ce1"/>
          <table:table-cell office:value-type="string" table:style-name="ce1">
            <text:p>Item 1.B</text:p>
          </table:table-cell>
          <table:table-cell office:value-type="float" office:value="6" table:style-name="ce7">
            <text:p>6</text:p>
          </table:table-cell>
          <table:table-cell table:number-columns-repeated="2" table:style-name="ce1"/>
          <table:table-cell office:value-type="string" table:style-name="ce1">
            <text:p>Item 1.B</text:p>
          </table:table-cell>
          <table:table-cell table:style-name="ce7"/>
          <table:table-cell table:number-columns-repeated="16373"/>
        </table:table-row>
        <table:table-row table:style-name="ro2">
          <table:table-cell office:value-type="string" table:style-name="ce1">
            <text:p>1-3</text:p>
          </table:table-cell>
          <table:table-cell office:value-type="string" table:style-name="ce1">
            <text:p>Item 1.A</text:p>
          </table:table-cell>
          <table:table-cell office:value-type="float" office:value="4" table:style-name="ce7">
            <text:p>4</text:p>
          </table:table-cell>
          <table:table-cell table:style-name="ce8"/>
          <table:table-cell office:value-type="string" table:style-name="ce1">
            <text:p>6-9</text:p>
          </table:table-cell>
          <table:table-cell office:value-type="string" table:style-name="ce1">
            <text:p>Item 1.A</text:p>
          </table:table-cell>
          <table:table-cell office:value-type="float" office:value="16" table:style-name="ce7">
            <text:p>16</text:p>
          </table:table-cell>
          <table:table-cell table:style-name="ce1"/>
          <table:table-cell office:value-type="string" table:style-name="ce1">
            <text:p>1-5</text:p>
          </table:table-cell>
          <table:table-cell office:value-type="string" table:style-name="ce1">
            <text:p>Item 1.A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">
            <text:p>Item 1.B</text:p>
          </table:table-cell>
          <table:table-cell office:value-type="float" office:value="2" table:style-name="ce7">
            <text:p>2</text:p>
          </table:table-cell>
          <table:table-cell table:style-name="ce8"/>
          <table:table-cell table:style-name="ce1"/>
          <table:table-cell office:value-type="string" table:style-name="ce1">
            <text:p>Item 1.B</text:p>
          </table:table-cell>
          <table:table-cell office:value-type="float" office:value="14" table:style-name="ce7">
            <text:p>14</text:p>
          </table:table-cell>
          <table:table-cell table:number-columns-repeated="2" table:style-name="ce1"/>
          <table:table-cell office:value-type="string" table:style-name="ce1">
            <text:p>Item 1.B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4-6</text:p>
          </table:table-cell>
          <table:table-cell office:value-type="string" table:style-name="ce1">
            <text:p>Item 1.A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10-13</text:p>
          </table:table-cell>
          <table:table-cell office:value-type="string" table:style-name="ce1">
            <text:p>Item 1.A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1">
            <text:p>6-10</text:p>
          </table:table-cell>
          <table:table-cell office:value-type="string" table:style-name="ce1">
            <text:p>Item 1.A</text:p>
          </table:table-cell>
          <table:table-cell office:value-type="float" office:value="7" table:style-name="ce7">
            <text:p>7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">
            <text:p>Item 1.B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1"/>
          <table:table-cell office:value-type="string" table:style-name="ce1">
            <text:p>Item 1.B</text:p>
          </table:table-cell>
          <table:table-cell office:value-type="float" office:value="22" table:style-name="ce7">
            <text:p>22</text:p>
          </table:table-cell>
          <table:table-cell table:number-columns-repeated="2" table:style-name="ce1"/>
          <table:table-cell office:value-type="string" table:style-name="ce1">
            <text:p>Item 1.B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7-9</text:p>
          </table:table-cell>
          <table:table-cell office:value-type="string" table:style-name="ce1">
            <text:p>Item 1.A</text:p>
          </table:table-cell>
          <table:table-cell office:value-type="float" office:value="16" table:style-name="ce7">
            <text:p>16</text:p>
          </table:table-cell>
          <table:table-cell table:style-name="ce1"/>
          <table:table-cell office:value-type="string" table:style-name="ce1">
            <text:p>&gt;14</text:p>
          </table:table-cell>
          <table:table-cell office:value-type="string" table:style-name="ce1">
            <text:p>Item 1.A</text:p>
          </table:table-cell>
          <table:table-cell table:style-name="ce7"/>
          <table:table-cell table:style-name="ce1"/>
          <table:table-cell office:value-type="string" table:style-name="ce1">
            <text:p>&gt;11</text:p>
          </table:table-cell>
          <table:table-cell office:value-type="string" table:style-name="ce1">
            <text:p>Item 1.A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">
            <text:p>Item 1.B</text:p>
          </table:table-cell>
          <table:table-cell office:value-type="float" office:value="8" table:style-name="ce7">
            <text:p>8</text:p>
          </table:table-cell>
          <table:table-cell table:number-columns-repeated="2" table:style-name="ce1"/>
          <table:table-cell office:value-type="string" table:style-name="ce1">
            <text:p>Item 1.B</text:p>
          </table:table-cell>
          <table:table-cell table:style-name="ce7"/>
          <table:table-cell table:number-columns-repeated="2" table:style-name="ce1"/>
          <table:table-cell office:value-type="string" table:style-name="ce1">
            <text:p>Item 1.B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10-12</text:p>
          </table:table-cell>
          <table:table-cell office:value-type="string" table:style-name="ce1">
            <text:p>Item 1.A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78" table:style-name="ce7">
            <text:p>78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78" table:style-name="ce7">
            <text:p>78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">
            <text:p>Item 1.B</text:p>
          </table:table-cell>
          <table:table-cell office:value-type="float" office:value="22" table:style-name="ce7">
            <text:p>2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&gt;13</text:p>
          </table:table-cell>
          <table:table-cell office:value-type="string" table:style-name="ce1">
            <text:p>Item 1.A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Item 1.B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Grand Total</text:p>
          </table:table-cell>
          <table:table-cell table:style-name="ce1"/>
          <table:table-cell office:value-type="float" office:value="78" table:style-name="ce7">
            <text:p>78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style-name="ce4">
            <text:p>2.2 - GROUP FIELD SETTINGS (Field 2)</text:p>
          </table:table-cell>
          <table:table-cell table:number-columns-repeated="10" table:style-name="ce4"/>
          <table:table-cell table:number-columns-repeated="16373"/>
        </table:table-row>
        <table:table-row table:style-name="ro2">
          <table:table-cell office:value-type="string" table:style-name="ce5">
            <text:p>Hide empty items, subtotal = auto</text:p>
          </table:table-cell>
          <table:table-cell table:number-columns-repeated="3" table:style-name="ce5"/>
          <table:table-cell office:value-type="string" table:style-name="ce5">
            <text:p>6-9 = hidden, 10-13 = collapsed</text:p>
          </table:table-cell>
          <table:table-cell table:number-columns-repeated="6" table:style-name="ce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2</text:p>
          </table:table-cell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style-name="ce1"/>
          <table:table-cell office:value-type="string" table:style-name="ce6">
            <text:p>Field 2</text:p>
          </table:table-cell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&lt;6</text:p>
          </table:table-cell>
          <table:table-cell office:value-type="string" table:style-name="ce1">
            <text:p>Item 1.A</text:p>
          </table:table-cell>
          <table:table-cell office:value-type="float" office:value="9" table:style-name="ce7">
            <text:p>9</text:p>
          </table:table-cell>
          <table:table-cell table:style-name="ce1"/>
          <table:table-cell office:value-type="string" table:style-name="ce1">
            <text:p>&lt;6</text:p>
          </table:table-cell>
          <table:table-cell office:value-type="string" table:style-name="ce1">
            <text:p>Item 1.A</text:p>
          </table:table-cell>
          <table:table-cell office:value-type="float" office:value="9" table:style-name="ce7">
            <text:p>9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Item 1.B</text:p>
          </table:table-cell>
          <table:table-cell office:value-type="float" office:value="6" table:style-name="ce7">
            <text:p>6</text:p>
          </table:table-cell>
          <table:table-cell table:number-columns-repeated="2" table:style-name="ce1"/>
          <table:table-cell office:value-type="string" table:style-name="ce1">
            <text:p>Item 1.B</text:p>
          </table:table-cell>
          <table:table-cell office:value-type="float" office:value="6" table:style-name="ce7">
            <text:p>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&lt;6 Total</text:p>
          </table:table-cell>
          <table:table-cell table:style-name="ce1"/>
          <table:table-cell office:value-type="float" office:value="15" table:style-name="ce7">
            <text:p>15</text:p>
          </table:table-cell>
          <table:table-cell table:style-name="ce1"/>
          <table:table-cell office:value-type="string" table:style-name="ce1">
            <text:p>10-13</text:p>
          </table:table-cell>
          <table:table-cell table:style-name="ce1"/>
          <table:table-cell office:value-type="float" office:value="33" table:style-name="ce7">
            <text:p>3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6-9</text:p>
          </table:table-cell>
          <table:table-cell office:value-type="string" table:style-name="ce1">
            <text:p>Item 1.A</text:p>
          </table:table-cell>
          <table:table-cell office:value-type="float" office:value="16" table:style-name="ce7">
            <text:p>16</text:p>
          </table:table-cell>
          <table:table-cell table:style-name="ce1"/>
          <table:table-cell office:value-type="string" table:style-name="ce1">
            <text:p>&gt;14</text:p>
          </table:table-cell>
          <table:table-cell office:value-type="string" table:style-name="ce1">
            <text:p>Item 1.A</text:p>
          </table:table-cell>
          <table:table-cell table:style-name="ce7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Item 1.B</text:p>
          </table:table-cell>
          <table:table-cell office:value-type="float" office:value="14" table:style-name="ce7">
            <text:p>14</text:p>
          </table:table-cell>
          <table:table-cell table:number-columns-repeated="2" table:style-name="ce1"/>
          <table:table-cell office:value-type="string" table:style-name="ce1">
            <text:p>Item 1.B</text:p>
          </table:table-cell>
          <table:table-cell table:style-name="ce7"/>
          <table:table-cell table:number-columns-repeated="16377" table:style-name="ce1"/>
        </table:table-row>
        <table:table-row table:style-name="ro2">
          <table:table-cell office:value-type="string" table:style-name="ce1">
            <text:p>6-9 Total</text:p>
          </table:table-cell>
          <table:table-cell table:style-name="ce1"/>
          <table:table-cell office:value-type="float" office:value="30" table:style-name="ce7">
            <text:p>30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48" table:style-name="ce7">
            <text:p>4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10-13</text:p>
          </table:table-cell>
          <table:table-cell office:value-type="string" table:style-name="ce1">
            <text:p>Item 1.A</text:p>
          </table:table-cell>
          <table:table-cell office:value-type="float" office:value="11" table:style-name="ce7">
            <text:p>11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Item 1.B</text:p>
          </table:table-cell>
          <table:table-cell office:value-type="float" office:value="22" table:style-name="ce7">
            <text:p>2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10-13 Total</text:p>
          </table:table-cell>
          <table:table-cell table:style-name="ce1"/>
          <table:table-cell office:value-type="float" office:value="33" table:style-name="ce7">
            <text:p>3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rand Total</text:p>
          </table:table-cell>
          <table:table-cell table:style-name="ce1"/>
          <table:table-cell office:value-type="float" office:value="78" table:style-name="ce7">
            <text:p>78</text:p>
          </table:table-cell>
          <table:table-cell table:number-columns-repeated="16381" table:style-name="ce1"/>
        </table:table-row>
        <table:table-row table:number-rows-repeated="1048539" table:style-name="ro2">
          <table:table-cell table:number-columns-repeated="16384"/>
        </table:table-row>
      </table:table>
      <table:table table:name="DateTime" table:style-name="ta1">
        <table:table-column table:style-name="co1" table:default-cell-style-name="ce1"/>
        <table:table-column table:style-name="co13" table:default-cell-style-name="ce1"/>
        <table:table-column table:style-name="co3" table:default-cell-style-name="ce1"/>
        <table:table-column table:style-name="co1" table:default-cell-style-name="ce1"/>
        <table:table-column table:style-name="co9" table:default-cell-style-name="ce1"/>
        <table:table-column table:style-name="co4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11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2">
            <text:p>PIVOT TABLES GROUPING TEST DOCUMENT</text:p>
          </table:table-cell>
          <table:table-cell table:number-columns-repeated="10" table:style-name="ce2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DATE/TIME GROUPING</text:p>
          </table:table-cell>
          <table:table-cell table:number-columns-repeated="10" table:style-name="ce3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SINGLE GROUPED DATE/TIME</text:p>
          </table:table-cell>
          <table:table-cell table:number-columns-repeated="10" table:style-name="ce4"/>
          <table:table-cell table:number-columns-repeated="16373"/>
        </table:table-row>
        <table:table-row table:style-name="ro2">
          <table:table-cell office:value-type="string" table:style-name="ce5">
            <text:p>By years</text:p>
          </table:table-cell>
          <table:table-cell table:number-columns-repeated="2" table:style-name="ce5"/>
          <table:table-cell office:value-type="string" table:style-name="ce5">
            <text:p>By quarters</text:p>
          </table:table-cell>
          <table:table-cell table:number-columns-repeated="2" table:style-name="ce5"/>
          <table:table-cell office:value-type="string" table:style-name="ce5">
            <text:p>By months</text:p>
          </table:table-cell>
          <table:table-cell table:number-columns-repeated="2" table:style-name="ce5"/>
          <table:table-cell office:value-type="string" table:style-name="ce5">
            <text:p>By hours</text:p>
          </table:table-cell>
          <table:table-cell table:style-name="ce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200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0">
            <text:p>Qtr1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0">
            <text:p>Jan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0">
            <text:p>01</text:p>
          </table:table-cell>
          <table:table-cell office:value-type="float" office:value="1" table:style-name="ce7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200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0">
            <text:p>Qtr2</text:p>
          </table:table-cell>
          <table:table-cell office:value-type="float" office:value="15" table:style-name="ce7">
            <text:p>15</text:p>
          </table:table-cell>
          <table:table-cell table:style-name="ce1"/>
          <table:table-cell office:value-type="string" table:style-name="ce10">
            <text:p>Feb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0">
            <text:p>02</text:p>
          </table:table-cell>
          <table:table-cell office:value-type="float" office:value="2" table:style-name="ce7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2003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21" table:style-name="ce7">
            <text:p>21</text:p>
          </table:table-cell>
          <table:table-cell table:style-name="ce1"/>
          <table:table-cell office:value-type="string" table:style-name="ce10">
            <text:p>Mrz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0">
            <text:p>03</text:p>
          </table:table-cell>
          <table:table-cell office:value-type="float" office:value="3" table:style-name="ce7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2004</text:p>
          </table:table-cell>
          <table:table-cell office:value-type="float" office:value="4" table:style-name="ce7">
            <text:p>4</text:p>
          </table:table-cell>
          <table:table-cell table:number-columns-repeated="4" table:style-name="ce1"/>
          <table:table-cell office:value-type="string" table:style-name="ce10">
            <text:p>Apr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0">
            <text:p>04</text:p>
          </table:table-cell>
          <table:table-cell office:value-type="float" office:value="4" table:style-name="ce7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2005</text:p>
          </table:table-cell>
          <table:table-cell office:value-type="float" office:value="5" table:style-name="ce7">
            <text:p>5</text:p>
          </table:table-cell>
          <table:table-cell table:number-columns-repeated="4" table:style-name="ce1"/>
          <table:table-cell office:value-type="string" table:style-name="ce10">
            <text:p>Mai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0">
            <text:p>05</text:p>
          </table:table-cell>
          <table:table-cell office:value-type="float" office:value="5" table:style-name="ce7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2006</text:p>
          </table:table-cell>
          <table:table-cell office:value-type="float" office:value="6" table:style-name="ce7">
            <text:p>6</text:p>
          </table:table-cell>
          <table:table-cell table:number-columns-repeated="4" table:style-name="ce1"/>
          <table:table-cell office:value-type="string" table:style-name="ce10">
            <text:p>Jun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0">
            <text:p>0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Grand Total</text:p>
          </table:table-cell>
          <table:table-cell office:value-type="float" office:value="21" table:style-name="ce7">
            <text:p>21</text:p>
          </table:table-cell>
          <table:table-cell table:number-columns-repeated="4" table:style-name="ce1"/>
          <table:table-cell office:value-type="string" table:style-name="ce10">
            <text:p>Grand Total</text:p>
          </table:table-cell>
          <table:table-cell office:value-type="float" office:value="21" table:style-name="ce7">
            <text:p>21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5">
            <text:p>By minutes</text:p>
          </table:table-cell>
          <table:table-cell table:number-columns-repeated="2" table:style-name="ce5"/>
          <table:table-cell office:value-type="string" table:style-name="ce5">
            <text:p>By seconds</text:p>
          </table:table-cell>
          <table:table-cell table:number-columns-repeated="2" table:style-name="ce5"/>
          <table:table-cell office:value-type="string" table:style-name="ce5">
            <text:p>By days, min/max = auto, step = 1</text:p>
          </table:table-cell>
          <table:table-cell table:number-columns-repeated="2" table:style-name="ce5"/>
          <table:table-cell office:value-type="string" table:style-name="ce5">
            <text:p>By days, min = 31.12.2000, max = 5.1.2001, step = 3</text:p>
          </table:table-cell>
          <table:table-cell table:style-name="ce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:0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0">
            <text:p>:0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9">
            <text:p>01. Jan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9">
            <text:p>&lt;31.12.2000</text:p>
          </table:table-cell>
          <table:table-cell table:style-name="ce7"/>
          <table:table-cell table:number-columns-repeated="16373"/>
        </table:table-row>
        <table:table-row table:style-name="ro2">
          <table:table-cell office:value-type="string" table:style-name="ce10">
            <text:p>:0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0">
            <text:p>:0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9">
            <text:p>02. Jan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9">
            <text:p>31.12.2000 - 02.01.2001</text:p>
          </table:table-cell>
          <table:table-cell office:value-type="float" office:value="3" table:style-name="ce7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:03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0">
            <text:p>:03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9">
            <text:p>03. Jan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9">
            <text:p>03.01.2001 - 05.01.2001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:04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0">
            <text:p>:04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9">
            <text:p>04. Jan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9">
            <text:p>&gt;05.01.2001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:05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0">
            <text:p>:05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9">
            <text:p>05. Jan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9">
            <text:p>Grand Total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:06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0">
            <text:p>:06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9">
            <text:p>06. Jan</text:p>
          </table:table-cell>
          <table:table-cell office:value-type="float" office:value="6" table:style-name="ce7">
            <text:p>6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Grand Total</text:p>
          </table:table-cell>
          <table:table-cell office:value-type="float" office:value="21" table:style-name="ce7">
            <text:p>21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21" table:style-name="ce7">
            <text:p>21</text:p>
          </table:table-cell>
          <table:table-cell table:style-name="ce1"/>
          <table:table-cell office:value-type="string" table:style-name="ce9">
            <text:p>Grand Total</text:p>
          </table:table-cell>
          <table:table-cell office:value-type="float" office:value="21" table:style-name="ce7">
            <text:p>21</text:p>
          </table:table-cell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style-name="ce4">
            <text:p>3.2 - MULTIPLE GROUPED DATE/TIME</text:p>
          </table:table-cell>
          <table:table-cell table:number-columns-repeated="10" table:style-name="ce4"/>
          <table:table-cell table:number-columns-repeated="16373"/>
        </table:table-row>
        <table:table-row table:style-name="ro2">
          <table:table-cell office:value-type="string" table:style-name="ce5">
            <text:p>By years, quarters, days</text:p>
          </table:table-cell>
          <table:table-cell table:number-columns-repeated="10" table:style-name="ce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Years</text:p>
          </table:table-cell>
          <table:table-cell office:value-type="string" table:style-name="ce6">
            <text:p>Quarters</text:p>
          </table:table-cell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2001</text:p>
          </table:table-cell>
          <table:table-cell office:value-type="string" table:style-name="ce1">
            <text:p>Qtr1</text:p>
          </table:table-cell>
          <table:table-cell office:value-type="string" table:style-name="ce10">
            <text:p>01. Jan</text:p>
          </table:table-cell>
          <table:table-cell office:value-type="float" office:value="1" table:style-name="ce7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2002</text:p>
          </table:table-cell>
          <table:table-cell office:value-type="string" table:style-name="ce1">
            <text:p>Qtr1</text:p>
          </table:table-cell>
          <table:table-cell office:value-type="string" table:style-name="ce10">
            <text:p>02. Feb</text:p>
          </table:table-cell>
          <table:table-cell office:value-type="float" office:value="2" table:style-name="ce7">
            <text:p>2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10">
            <text:p>03. Mrz</text:p>
          </table:table-cell>
          <table:table-cell office:value-type="float" office:value="3" table:style-name="ce7">
            <text:p>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2003</text:p>
          </table:table-cell>
          <table:table-cell office:value-type="string" table:style-name="ce1">
            <text:p>Qtr2</text:p>
          </table:table-cell>
          <table:table-cell office:value-type="string" table:style-name="ce10">
            <text:p>04. Apr</text:p>
          </table:table-cell>
          <table:table-cell office:value-type="float" office:value="4" table:style-name="ce7">
            <text:p>4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10">
            <text:p>05. Mai</text:p>
          </table:table-cell>
          <table:table-cell office:value-type="float" office:value="5" table:style-name="ce7">
            <text:p>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2004</text:p>
          </table:table-cell>
          <table:table-cell office:value-type="string" table:style-name="ce1">
            <text:p>Qtr2</text:p>
          </table:table-cell>
          <table:table-cell office:value-type="string" table:style-name="ce10">
            <text:p>06. Jun</text:p>
          </table:table-cell>
          <table:table-cell office:value-type="float" office:value="6" table:style-name="ce7">
            <text:p>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rand Total</text:p>
          </table:table-cell>
          <table:table-cell table:number-columns-repeated="2" table:style-name="ce1"/>
          <table:table-cell office:value-type="float" office:value="21" table:style-name="ce7">
            <text:p>21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style-name="ce4">
            <text:p>3.3 - GROUP FIELD ORIENTATION (Field 1)</text:p>
          </table:table-cell>
          <table:table-cell table:number-columns-repeated="10" table:style-name="ce4"/>
          <table:table-cell table:number-columns-repeated="16373"/>
        </table:table-row>
        <table:table-row table:style-name="ro2">
          <table:table-cell office:value-type="string" table:style-name="ce5">
            <text:p>Field 1 = hidden, Quarters = page, Years = column</text:p>
          </table:table-cell>
          <table:table-cell table:number-columns-repeated="10" table:style-name="ce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Quarters</text:p>
          </table:table-cell>
          <table:table-cell office:value-type="string" table:style-name="ce1">
            <text:p>(All)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Sum of Field 2</text:p>
          </table:table-cell>
          <table:table-cell office:value-type="string" table:style-name="ce6">
            <text:p>Yea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Field 2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2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2004</text:p>
          </table:table-cell>
          <table:table-cell office:value-type="string" table:style-name="ce1">
            <text:p>Grand Total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7">
            <text:p>1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float" office:value="2" table:style-name="ce7">
            <text:p>2</text:p>
          </table:table-cell>
          <table:table-cell table:number-columns-repeated="16378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table:number-columns-repeated="16378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table:number-columns-repeated="2" table:style-name="ce7"/>
          <table:table-cell office:value-type="float" office:value="4" table:style-name="ce7">
            <text:p>4</text:p>
          </table:table-cell>
          <table:table-cell table:style-name="ce7"/>
          <table:table-cell office:value-type="float" office:value="4" table:style-name="ce7">
            <text:p>4</text:p>
          </table:table-cell>
          <table:table-cell table:number-columns-repeated="16378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table:number-columns-repeated="2" table:style-name="ce7"/>
          <table:table-cell office:value-type="float" office:value="5" table:style-name="ce7">
            <text:p>5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number-columns-repeated="16378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table:number-columns-repeated="3" table:style-name="ce7"/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Grand Total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6" table:style-name="ce7">
            <text:p>6</text:p>
          </table:table-cell>
          <table:table-cell office:value-type="float" office:value="21" table:style-name="ce7">
            <text:p>21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style-name="ce4">
            <text:p>3.4 - GROUP FIELD SETTINGS (Field 1)</text:p>
          </table:table-cell>
          <table:table-cell table:number-columns-repeated="10" table:style-name="ce4"/>
          <table:table-cell table:number-columns-repeated="16373"/>
        </table:table-row>
        <table:table-row table:style-name="ro2">
          <table:table-cell office:value-type="string" table:style-name="ce5">
            <text:p>Years = automatic subtotal, 2002 = hidden, 2003 = collapsed</text:p>
          </table:table-cell>
          <table:table-cell table:number-columns-repeated="10" table:style-name="ce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Years</text:p>
          </table:table-cell>
          <table:table-cell office:value-type="string" table:style-name="ce6">
            <text:p>Quarters</text:p>
          </table:table-cell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2001</text:p>
          </table:table-cell>
          <table:table-cell office:value-type="string" table:style-name="ce1">
            <text:p>Qtr1</text:p>
          </table:table-cell>
          <table:table-cell office:value-type="string" table:style-name="ce10">
            <text:p>01. Jan</text:p>
          </table:table-cell>
          <table:table-cell office:value-type="float" office:value="1" table:style-name="ce7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2001 Total</text:p>
          </table:table-cell>
          <table:table-cell table:number-columns-repeated="2" table:style-name="ce1"/>
          <table:table-cell office:value-type="float" office:value="1" table:style-name="ce7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2003</text:p>
          </table:table-cell>
          <table:table-cell table:number-columns-repeated="2" table:style-name="ce1"/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004</text:p>
          </table:table-cell>
          <table:table-cell office:value-type="string" table:style-name="ce1">
            <text:p>Qtr2</text:p>
          </table:table-cell>
          <table:table-cell office:value-type="string" table:style-name="ce10">
            <text:p>06. Jun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004 Total</text:p>
          </table:table-cell>
          <table:table-cell table:number-columns-repeated="2" table:style-name="ce1"/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rand Total</text:p>
          </table:table-cell>
          <table:table-cell table:number-columns-repeated="2" table:style-name="ce1"/>
          <table:table-cell office:value-type="float" office:value="16" table:style-name="ce7">
            <text:p>16</text:p>
          </table:table-cell>
          <table:table-cell table:number-columns-repeated="16380"/>
        </table:table-row>
        <table:table-row table:number-rows-repeated="1048508" table:style-name="ro2">
          <table:table-cell table:number-columns-repeated="16384"/>
        </table:table-row>
      </table:table>
      <table:table table:name="Data" table:style-name="ta1">
        <table:table-column table:style-name="co17" table:number-columns-repeated="3" table:default-cell-style-name="ce1"/>
        <table:table-column table:style-name="co10" table:default-cell-style-name="ce1"/>
        <table:table-column table:style-name="co17" table:number-columns-repeated="2" table:default-cell-style-name="ce1"/>
        <table:table-column table:style-name="co10" table:default-cell-style-name="ce1"/>
        <table:table-column table:style-name="co17" table:number-columns-repeated="2" table:default-cell-style-name="ce1"/>
        <table:table-column table:style-name="co10" table:default-cell-style-name="ce1"/>
        <table:table-column table:style-name="co17" table:number-columns-repeated="2" table:default-cell-style-name="ce1"/>
        <table:table-column table:style-name="co8" table:number-columns-repeated="16372" table:default-cell-style-name="ce1"/>
        <table:table-row table:style-name="ro1">
          <table:table-cell office:value-type="string" table:style-name="ce2">
            <text:p>PIVOT TABLES GROUPING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SOURCE DATA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office:value-type="string" table:style-name="ce5">
            <text:p>Field 1</text:p>
          </table:table-cell>
          <table:table-cell office:value-type="string" table:style-name="ce5">
            <text:p>Field 2</text:p>
          </table:table-cell>
          <table:table-cell office:value-type="string" table:style-name="ce5">
            <text:p>Field 3</text:p>
          </table:table-cell>
          <table:table-cell table:style-name="ce1"/>
          <table:table-cell office:value-type="string" table:style-name="ce5">
            <text:p>Field 1</text:p>
          </table:table-cell>
          <table:table-cell office:value-type="string" table:style-name="ce5">
            <text:p>Field 2</text:p>
          </table:table-cell>
          <table:table-cell table:style-name="ce1"/>
          <table:table-cell office:value-type="string" table:style-name="ce5">
            <text:p>Field 1</text:p>
          </table:table-cell>
          <table:table-cell office:value-type="string" table:style-name="ce5">
            <text:p>Field 2</text:p>
          </table:table-cell>
          <table:table-cell table:style-name="ce1"/>
          <table:table-cell office:value-type="string" table:style-name="ce5">
            <text:p>Field 1</text:p>
          </table:table-cell>
          <table:table-cell office:value-type="string" table:style-name="ce5">
            <text:p>Field 2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C</text:p>
          </table:table-cell>
          <table:table-cell office:value-type="string" table:style-name="ce1">
            <text:p>Item 2.A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D</text:p>
          </table:table-cell>
          <table:table-cell office:value-type="string" table:style-name="ce1">
            <text:p>Item 2.A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E</text:p>
          </table:table-cell>
          <table:table-cell office:value-type="string" table:style-name="ce1">
            <text:p>Item 2.A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F</text:p>
          </table:table-cell>
          <table:table-cell office:value-type="string" table:style-name="ce1">
            <text:p>Item 2.A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G</text:p>
          </table:table-cell>
          <table:table-cell office:value-type="string" table:style-name="ce1">
            <text:p>Item 2.A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H</text:p>
          </table:table-cell>
          <table:table-cell office:value-type="string" table:style-name="ce1">
            <text:p>Item 2.A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I</text:p>
          </table:table-cell>
          <table:table-cell office:value-type="string" table:style-name="ce1">
            <text:p>Item 2.A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J</text:p>
          </table:table-cell>
          <table:table-cell office:value-type="string" table:style-name="ce1">
            <text:p>Item 2.A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K</text:p>
          </table:table-cell>
          <table:table-cell office:value-type="string" table:style-name="ce1">
            <text:p>Item 2.A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L</text:p>
          </table:table-cell>
          <table:table-cell office:value-type="string" table:style-name="ce1">
            <text:p>Item 2.A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B</text:p>
          </table:table-cell>
          <table:table-cell office:value-type="float" office:value="13" table:style-name="ce1">
            <text:p>1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tem 1.B</text:p>
          </table:table-cell>
          <table:table-cell office:value-type="string" table:style-name="ce1">
            <text:p>Item 2.B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5">
            <text:p>Field 1</text:p>
          </table:table-cell>
          <table:table-cell office:value-type="string" table:style-name="ce5">
            <text:p>Field 2</text:p>
          </table:table-cell>
          <table:table-cell table:style-name="ce1"/>
          <table:table-cell office:value-type="string" table:style-name="ce5">
            <text:p>Field 1</text:p>
          </table:table-cell>
          <table:table-cell office:value-type="string" table:style-name="ce5">
            <text:p>Field 2</text:p>
          </table:table-cell>
          <table:table-cell table:style-name="ce1"/>
          <table:table-cell office:value-type="string" table:style-name="ce5">
            <text:p>Field 1</text:p>
          </table:table-cell>
          <table:table-cell office:value-type="string" table:style-name="ce5">
            <text:p>Field 2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C</text:p>
          </table:table-cell>
          <table:table-cell office:value-type="string" table:style-name="ce1">
            <text:p>Item 2.B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date" office:date-value="2001-01-01T01:01:01" table:style-name="ce10">
            <text:p>01.01.2001 01:0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date" office:date-value="2001-01-01T01:01:01" table:style-name="ce10">
            <text:p>01.01.2001 01:0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date" office:date-value="2001-01-01T01:01:01" table:style-name="ce10">
            <text:p>01.01.2001 01:0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D</text:p>
          </table:table-cell>
          <table:table-cell office:value-type="string" table:style-name="ce1">
            <text:p>Item 2.B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date" office:date-value="2002-02-02T02:02:02" table:style-name="ce10">
            <text:p>02.02.2002 02:0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date" office:date-value="2002-02-02T02:02:02" table:style-name="ce10">
            <text:p>02.02.2002 02:0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date" office:date-value="2002-02-02T02:02:02" table:style-name="ce10">
            <text:p>02.02.2002 02:02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E</text:p>
          </table:table-cell>
          <table:table-cell office:value-type="string" table:style-name="ce1">
            <text:p>Item 2.B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date" office:date-value="2003-03-03T03:03:03" table:style-name="ce10">
            <text:p>03.03.2003 03:0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date" office:date-value="2003-03-03T03:03:03" table:style-name="ce10">
            <text:p>03.03.2003 03:0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date" office:date-value="2003-03-03T03:03:03" table:style-name="ce10">
            <text:p>03.03.2003 03:03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F</text:p>
          </table:table-cell>
          <table:table-cell office:value-type="string" table:style-name="ce1">
            <text:p>Item 2.B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date" office:date-value="2004-04-04T04:04:04" table:style-name="ce10">
            <text:p>04.04.2004 04:0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date" office:date-value="2004-04-04T04:04:04" table:style-name="ce10">
            <text:p>04.04.2004 04:0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date" office:date-value="2004-04-04T04:04:04" table:style-name="ce10">
            <text:p>04.04.2004 04:04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G</text:p>
          </table:table-cell>
          <table:table-cell office:value-type="string" table:style-name="ce1">
            <text:p>Item 2.B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date" office:date-value="2005-05-05T05:05:05" table:style-name="ce10">
            <text:p>05.05.2005 05:0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date" office:date-value="2005-05-05T05:05:05" table:style-name="ce10">
            <text:p>05.05.2005 05:0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date" office:date-value="2005-05-05T05:05:05" table:style-name="ce10">
            <text:p>05.05.2005 05:05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H</text:p>
          </table:table-cell>
          <table:table-cell office:value-type="string" table:style-name="ce1">
            <text:p>Item 2.B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date" office:date-value="2006-06-06T06:06:06" table:style-name="ce10">
            <text:p>06.06.2006 06:0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date" office:date-value="2006-06-06T06:06:06" table:style-name="ce10">
            <text:p>06.06.2006 06:0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date" office:date-value="2006-06-06T06:06:06" table:style-name="ce10">
            <text:p>06.06.2006 06:06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I</text:p>
          </table:table-cell>
          <table:table-cell office:value-type="string" table:style-name="ce1">
            <text:p>Item 2.B</text:p>
          </table:table-cell>
          <table:table-cell office:value-type="float" office:value="21" table:style-name="ce1">
            <text:p>2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tem 1.J</text:p>
          </table:table-cell>
          <table:table-cell office:value-type="string" table:style-name="ce1">
            <text:p>Item 2.B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5">
            <text:p>Field 1</text:p>
          </table:table-cell>
          <table:table-cell office:value-type="string" table:style-name="ce5">
            <text:p>Field 2</text:p>
          </table:table-cell>
          <table:table-cell table:style-name="ce1"/>
          <table:table-cell office:value-type="string" table:style-name="ce5">
            <text:p>Field 1</text:p>
          </table:table-cell>
          <table:table-cell office:value-type="string" table:style-name="ce5">
            <text:p>Field 2</text:p>
          </table:table-cell>
          <table:table-cell table:style-name="ce1"/>
          <table:table-cell office:value-type="string" table:style-name="ce5">
            <text:p>Field 1</text:p>
          </table:table-cell>
          <table:table-cell office:value-type="string" table:style-name="ce5">
            <text:p>Field 2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K</text:p>
          </table:table-cell>
          <table:table-cell office:value-type="string" table:style-name="ce1">
            <text:p>Item 2.B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date" office:date-value="2001-01-01T01:01:01" table:style-name="ce10">
            <text:p>01.01.2001 01:0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date" office:date-value="2001-01-01T01:01:01" table:style-name="ce10">
            <text:p>01.01.2001 01:0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date" office:date-value="2001-01-01T01:01:01" table:style-name="ce10">
            <text:p>01.01.2001 01:0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tem 1.L</text:p>
          </table:table-cell>
          <table:table-cell office:value-type="string" table:style-name="ce1">
            <text:p>Item 2.B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date" office:date-value="2002-02-02T02:02:02" table:style-name="ce10">
            <text:p>02.02.2002 02:0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date" office:date-value="2002-02-02T02:02:02" table:style-name="ce10">
            <text:p>02.02.2002 02:0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date" office:date-value="2002-02-02T02:02:02" table:style-name="ce10">
            <text:p>02.02.2002 02:02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2">
          <table:table-cell table:number-columns-repeated="4" table:style-name="ce1"/>
          <table:table-cell office:value-type="date" office:date-value="2003-03-03T03:03:03" table:style-name="ce10">
            <text:p>03.03.2003 03:0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date" office:date-value="2003-03-03T03:03:03" table:style-name="ce10">
            <text:p>03.03.2003 03:0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date" office:date-value="2003-03-03T03:03:03" table:style-name="ce10">
            <text:p>03.03.2003 03:03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2">
          <table:table-cell table:number-columns-repeated="4" table:style-name="ce1"/>
          <table:table-cell office:value-type="date" office:date-value="2004-04-04T04:04:04" table:style-name="ce10">
            <text:p>04.04.2004 04:0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date" office:date-value="2004-04-04T04:04:04" table:style-name="ce10">
            <text:p>04.04.2004 04:0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date" office:date-value="2004-04-04T04:04:04" table:style-name="ce10">
            <text:p>04.04.2004 04:04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2">
          <table:table-cell table:number-columns-repeated="4" table:style-name="ce1"/>
          <table:table-cell office:value-type="date" office:date-value="2005-05-05T05:05:05" table:style-name="ce10">
            <text:p>05.05.2005 05:0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date" office:date-value="2005-05-05T05:05:05" table:style-name="ce10">
            <text:p>05.05.2005 05:0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date" office:date-value="2005-05-05T05:05:05" table:style-name="ce10">
            <text:p>05.05.2005 05:05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2">
          <table:table-cell table:number-columns-repeated="4" table:style-name="ce1"/>
          <table:table-cell office:value-type="date" office:date-value="2006-06-06T06:06:06" table:style-name="ce10">
            <text:p>06.06.2006 06:0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date" office:date-value="2006-06-06T06:06:06" table:style-name="ce10">
            <text:p>06.06.2006 06:0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date" office:date-value="2006-06-06T06:06:06" table:style-name="ce10">
            <text:p>06.06.2006 06:06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/>
          <table:table-cell office:value-type="string" table:style-name="ce5">
            <text:p>Field 1</text:p>
          </table:table-cell>
          <table:table-cell office:value-type="string" table:style-name="ce5">
            <text:p>Field 2</text:p>
          </table:table-cell>
          <table:table-cell table:style-name="ce1"/>
          <table:table-cell office:value-type="string" table:style-name="ce5">
            <text:p>Field 1</text:p>
          </table:table-cell>
          <table:table-cell office:value-type="string" table:style-name="ce5">
            <text:p>Field 2</text:p>
          </table:table-cell>
          <table:table-cell table:style-name="ce1"/>
          <table:table-cell office:value-type="string" table:style-name="ce5">
            <text:p>Field 1</text:p>
          </table:table-cell>
          <table:table-cell office:value-type="string" table:style-name="ce5">
            <text:p>Field 2</text:p>
          </table:table-cell>
          <table:table-cell table:number-columns-repeated="16372"/>
        </table:table-row>
        <table:table-row table:style-name="ro2">
          <table:table-cell table:number-columns-repeated="4"/>
          <table:table-cell office:value-type="date" office:date-value="2001-01-01T00:00:00" table:style-name="ce9">
            <text:p>01.01.200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date" office:date-value="2001-01-01T00:00:00" table:style-name="ce9">
            <text:p>01.01.200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date" office:date-value="2001-01-01T01:01:01" table:style-name="ce10">
            <text:p>01.01.2001 01:0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2">
          <table:table-cell table:number-columns-repeated="4"/>
          <table:table-cell office:value-type="date" office:date-value="2001-01-02T00:00:00" table:style-name="ce9">
            <text:p>02.01.200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date" office:date-value="2001-01-02T00:00:00" table:style-name="ce9">
            <text:p>02.01.200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date" office:date-value="2002-02-02T02:02:02" table:style-name="ce10">
            <text:p>02.02.2002 02:02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2">
          <table:table-cell table:number-columns-repeated="4"/>
          <table:table-cell office:value-type="date" office:date-value="2001-01-03T00:00:00" table:style-name="ce9">
            <text:p>03.01.200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date" office:date-value="2001-01-03T00:00:00" table:style-name="ce9">
            <text:p>03.01.200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date" office:date-value="2002-03-03T03:03:03" table:style-name="ce10">
            <text:p>03.03.2002 03:03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2">
          <table:table-cell table:number-columns-repeated="4"/>
          <table:table-cell office:value-type="date" office:date-value="2001-01-04T00:00:00" table:style-name="ce9">
            <text:p>04.01.200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date" office:date-value="2001-01-04T00:00:00" table:style-name="ce9">
            <text:p>04.01.200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date" office:date-value="2003-04-04T04:04:04" table:style-name="ce10">
            <text:p>04.04.2003 04:04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2">
          <table:table-cell table:number-columns-repeated="4"/>
          <table:table-cell office:value-type="date" office:date-value="2001-01-05T00:00:00" table:style-name="ce9">
            <text:p>05.01.200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date" office:date-value="2001-01-05T00:00:00" table:style-name="ce9">
            <text:p>05.01.200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date" office:date-value="2003-05-05T05:05:05" table:style-name="ce10">
            <text:p>05.05.2003 05:05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2">
          <table:table-cell table:number-columns-repeated="4"/>
          <table:table-cell office:value-type="date" office:date-value="2001-01-06T00:00:00" table:style-name="ce9">
            <text:p>06.01.200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date" office:date-value="2001-01-06T00:00:00" table:style-name="ce9">
            <text:p>06.01.200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date" office:date-value="2004-06-06T06:06:06" table:style-name="ce10">
            <text:p>06.06.2004 06:06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number-rows-repeated="1048536" table:style-name="ro2">
          <table:table-cell table:number-columns-repeated="16384"/>
        </table:table-row>
      </table:table>
      <table:data-pilot-tables>
        <table:data-pilot-table table:name="PivotTable1" table:target-range-address="Discrete.A27:Discrete.G33" table:show-filter-button="false" table:buttons="Discrete.A27 Discrete.A30 Discrete.B29">
          <table:source-cell-range table:cell-range-address="Data.A4:Data.C28"/>
          <table:data-pilot-field table:source-field-name="Field 1_2" table:orientation="page">
            <table:data-pilot-level table:show-empty="false"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Field 1">
              <table:data-pilot-group table:name="Group1">
                <table:data-pilot-group-member table:name="Item 1.B"/>
                <table:data-pilot-group-member table:name="Item 1.C"/>
              </table:data-pilot-group>
              <table:data-pilot-group table:name="Group2">
                <table:data-pilot-group-member table:name="Item 1.E"/>
                <table:data-pilot-group-member table:name="Item 1.F"/>
                <table:data-pilot-group-member table:name="Item 1.G"/>
              </table:data-pilot-group>
              <table:data-pilot-group table:name="Group3">
                <table:data-pilot-group-member table:name="Item 1.I"/>
                <table:data-pilot-group-member table:name="Item 1.J"/>
              </table:data-pilot-group>
            </table:data-pilot-groups>
          </table:data-pilot-field>
          <table:data-pilot-field table:source-field-name="Field 1_3" table:orientation="column">
            <table:data-pilot-level table:show-empty="false"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Field 1">
              <table:data-pilot-group table:name="Group1">
                <table:data-pilot-group-member table:name="Item 1.B"/>
                <table:data-pilot-group-member table:name="Item 1.C"/>
              </table:data-pilot-group>
              <table:data-pilot-group table:name="Group4">
                <table:data-pilot-group-member table:name="Item 1.E"/>
                <table:data-pilot-group-member table:name="Item 1.F"/>
                <table:data-pilot-group-member table:name="Item 1.G"/>
                <table:data-pilot-group-member table:name="Item 1.H"/>
                <table:data-pilot-group-member table:name="Item 1.I"/>
                <table:data-pilot-group-member table:name="Item 1.J"/>
                <table:data-pilot-group-member table:name="Item 1.K"/>
              </table:data-pilot-group>
            </table:data-pilot-groups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" table:target-range-address="Discrete.A8:Discrete.F22" table:show-filter-button="false" table:buttons="Discrete.A9 Discrete.B9 Discrete.C9 Discrete.D8">
          <table:source-cell-range table:cell-range-address="Data.A4:Data.C28"/>
          <table:data-pilot-field table:source-field-name="Field 2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_3" table:orientation="row">
            <table:data-pilot-level table:show-empty="false"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Field 1">
              <table:data-pilot-group table:name="Group1">
                <table:data-pilot-group-member table:name="Item 1.B"/>
                <table:data-pilot-group-member table:name="Item 1.C"/>
              </table:data-pilot-group>
              <table:data-pilot-group table:name="Group4">
                <table:data-pilot-group-member table:name="Item 1.E"/>
                <table:data-pilot-group-member table:name="Item 1.F"/>
                <table:data-pilot-group-member table:name="Item 1.G"/>
                <table:data-pilot-group-member table:name="Item 1.H"/>
                <table:data-pilot-group-member table:name="Item 1.I"/>
                <table:data-pilot-group-member table:name="Item 1.J"/>
                <table:data-pilot-group-member table:name="Item 1.K"/>
              </table:data-pilot-group>
            </table:data-pilot-groups>
          </table:data-pilot-field>
          <table:data-pilot-field table:source-field-name="Field 1_2" table:orientation="row">
            <table:data-pilot-level table:show-empty="false"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Field 1">
              <table:data-pilot-group table:name="Group1">
                <table:data-pilot-group-member table:name="Item 1.B"/>
                <table:data-pilot-group-member table:name="Item 1.C"/>
              </table:data-pilot-group>
              <table:data-pilot-group table:name="Group2">
                <table:data-pilot-group-member table:name="Item 1.E"/>
                <table:data-pilot-group-member table:name="Item 1.F"/>
                <table:data-pilot-group-member table:name="Item 1.G"/>
              </table:data-pilot-group>
              <table:data-pilot-group table:name="Group3">
                <table:data-pilot-group-member table:name="Item 1.I"/>
                <table:data-pilot-group-member table:name="Item 1.J"/>
              </table:data-pilot-group>
            </table:data-pilot-groups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" table:target-range-address="Discrete.A38:Discrete.F47" table:show-filter-button="false" table:buttons="Discrete.A39 Discrete.B39 Discrete.C39 Discrete.D38">
          <table:source-cell-range table:cell-range-address="Data.A4:Data.C28"/>
          <table:data-pilot-field table:source-field-name="Field 2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_3" table:orientation="row">
            <table:data-pilot-level table:show-empty="false">
              <table:data-pilot-members>
                <table:data-pilot-member table:name="Group1" table:display="false" table:show-details="true"/>
                <table:data-pilot-member table:name="Group4" table:display="true" table:show-details="fals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Field 1">
              <table:data-pilot-group table:name="Group1">
                <table:data-pilot-group-member table:name="Item 1.B"/>
                <table:data-pilot-group-member table:name="Item 1.C"/>
              </table:data-pilot-group>
              <table:data-pilot-group table:name="Group4">
                <table:data-pilot-group-member table:name="Item 1.E"/>
                <table:data-pilot-group-member table:name="Item 1.F"/>
                <table:data-pilot-group-member table:name="Item 1.G"/>
                <table:data-pilot-group-member table:name="Item 1.H"/>
                <table:data-pilot-group-member table:name="Item 1.I"/>
                <table:data-pilot-group-member table:name="Item 1.J"/>
                <table:data-pilot-group-member table:name="Item 1.K"/>
              </table:data-pilot-group>
            </table:data-pilot-groups>
          </table:data-pilot-field>
          <table:data-pilot-field table:source-field-name="Field 1_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Field 1">
              <table:data-pilot-group table:name="Group1">
                <table:data-pilot-group-member table:name="Item 1.B"/>
                <table:data-pilot-group-member table:name="Item 1.C"/>
              </table:data-pilot-group>
              <table:data-pilot-group table:name="Group2">
                <table:data-pilot-group-member table:name="Item 1.E"/>
                <table:data-pilot-group-member table:name="Item 1.F"/>
                <table:data-pilot-group-member table:name="Item 1.G"/>
              </table:data-pilot-group>
              <table:data-pilot-group table:name="Group3">
                <table:data-pilot-group-member table:name="Item 1.I"/>
                <table:data-pilot-group-member table:name="Item 1.J"/>
              </table:data-pilot-group>
            </table:data-pilot-groups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9" table:target-range-address="Numeric.I8:Numeric.K17" table:show-filter-button="false" table:buttons="Numeric.I8 Numeric.J8">
          <table:source-cell-range table:cell-range-address="Data.K4:Data.L16"/>
          <table:data-pilot-field table:source-field-name="Field 2" table:orientation="row">
            <table:data-pilot-level table:show-empty="true"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" table:start="auto" table:end="7" table:step="5"/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true"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8" table:target-range-address="Numeric.E8:Numeric.G17" table:show-filter-button="false" table:buttons="Numeric.E8 Numeric.F8">
          <table:source-cell-range table:cell-range-address="Data.H4:Data.I16"/>
          <table:data-pilot-field table:source-field-name="Field 2" table:orientation="row">
            <table:data-pilot-level table:show-empty="true"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" table:start="6" table:end="auto" table:step="4"/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true"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6" table:target-range-address="Numeric.A8:Numeric.C21" table:show-filter-button="false" table:buttons="Numeric.A8 Numeric.B8">
          <table:source-cell-range table:cell-range-address="Data.E4:Data.F16"/>
          <table:data-pilot-field table:source-field-name="Field 2" table:orientation="row">
            <table:data-pilot-level table:show-empty="true"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" table:start="auto" table:end="auto" table:step="3"/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true"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1" table:target-range-address="Numeric.E27:Numeric.G33" table:show-filter-button="false" table:buttons="Numeric.E27 Numeric.F27">
          <table:source-cell-range table:cell-range-address="Data.H4:Data.I16"/>
          <table:data-pilot-field table:source-field-name="Field 2" table:orientation="row">
            <table:data-pilot-level table:show-empty="true">
              <table:data-pilot-members>
                <table:data-pilot-member table:name="6-9" table:display="false" table:show-details="true"/>
                <table:data-pilot-member table:name="10-13" table:display="true" table:show-details="fals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" table:start="6" table:end="auto" table:step="4"/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true"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0" table:target-range-address="Numeric.A27:Numeric.C37" table:show-filter-button="false" table:buttons="Numeric.A27 Numeric.B27">
          <table:source-cell-range table:cell-range-address="Data.H4:Data.I16"/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" table:start="6" table:end="auto" table:step="4"/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" table:target-range-address="DateTime.A8:DateTime.B15" table:show-filter-button="false" table:buttons="DateTime.A8">
          <table:source-cell-range table:cell-range-address="Data.E18:Data.F24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" table:date-start="auto" table:date-end="auto" table:grouped-by="years"/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" table:target-range-address="DateTime.D8:DateTime.E11" table:show-filter-button="false" table:buttons="DateTime.D8">
          <table:source-cell-range table:cell-range-address="Data.H18:Data.I24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" table:date-start="auto" table:date-end="auto" table:grouped-by="quarters"/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9" table:target-range-address="DateTime.J20:DateTime.K25" table:show-filter-button="false" table:buttons="DateTime.J20">
          <table:source-cell-range table:cell-range-address="Data.H34:Data.I40"/>
          <table:data-pilot-field table:source-field-name="Field 1" table:orientation="row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" table:date-start="2000-12-31T00:00:00" table:date-end="2001-01-05T00:00:00" table:step="3"/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5" table:target-range-address="DateTime.J8:DateTime.K15" table:show-filter-button="false" table:buttons="DateTime.J8">
          <table:source-cell-range table:cell-range-address="Data.E26:Data.F32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" table:date-start="auto" table:date-end="auto" table:grouped-by="hours"/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4" table:target-range-address="DateTime.G8:DateTime.H15" table:show-filter-button="false" table:buttons="DateTime.G8">
          <table:source-cell-range table:cell-range-address="Data.K18:Data.L24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" table:date-start="auto" table:date-end="auto" table:grouped-by="months"/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7" table:target-range-address="DateTime.D20:DateTime.E27" table:show-filter-button="false" table:buttons="DateTime.D20">
          <table:source-cell-range table:cell-range-address="Data.K26:Data.L32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" table:date-start="auto" table:date-end="auto" table:grouped-by="seconds"/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1" table:target-range-address="DateTime.A62:DateTime.D68" table:show-filter-button="false" table:buttons="DateTime.A62 DateTime.B62 DateTime.C62">
          <table:source-cell-range table:cell-range-address="Data.K34:Data.L40"/>
          <table:data-pilot-field table:source-field-name="Years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2002" table:display="false" table:show-details="true"/>
                <table:data-pilot-member table:name="2003" table:display="true" table:show-details="false"/>
                <table:data-pilot-member table:name="&gt;06.06.2004" table:display="false" table:show-details="tru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Field 1" table:date-start="auto" table:date-end="auto" table:grouped-by="years"/>
          </table:data-pilot-field>
          <table:data-pilot-field table:source-field-name="Quarters" table:orientation="row">
            <table:data-pilot-level table:show-empty="false"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Field 1" table:date-start="auto" table:date-end="auto" table:grouped-by="quarters"/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" table:date-start="auto" table:date-end="auto" table:grouped-by="days"/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8" table:target-range-address="DateTime.G20:DateTime.H27" table:show-filter-button="false" table:buttons="DateTime.G20">
          <table:source-cell-range table:cell-range-address="Data.E34:Data.F40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" table:date-start="auto" table:date-end="auto" table:grouped-by="days"/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" table:target-range-address="DateTime.A46:DateTime.F56" table:show-filter-button="false" table:buttons="DateTime.A46 DateTime.A49 DateTime.B48">
          <table:source-cell-range table:cell-range-address="Data.K34:Data.L40"/>
          <table:data-pilot-field table:source-field-name="Quarters" table:orientation="page">
            <table:data-pilot-level table:show-empty="false"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Field 1" table:date-start="auto" table:date-end="auto" table:grouped-by="quarters"/>
          </table:data-pilot-field>
          <table:data-pilot-field table:source-field-name="Years" table:orientation="column">
            <table:data-pilot-level table:show-empty="false"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Field 1" table:date-start="auto" table:date-end="auto" table:grouped-by="years"/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" table:date-start="auto" table:date-end="auto" table:grouped-by="days"/>
          </table:data-pilot-field>
        </table:data-pilot-table>
        <table:data-pilot-table table:name="PivotTable10" table:target-range-address="DateTime.A33:DateTime.D40" table:show-filter-button="false" table:buttons="DateTime.A33 DateTime.B33 DateTime.C33">
          <table:source-cell-range table:cell-range-address="Data.K34:Data.L40"/>
          <table:data-pilot-field table:source-field-name="Years" table:orientation="row">
            <table:data-pilot-level table:show-empty="false"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Field 1" table:date-start="auto" table:date-end="auto" table:grouped-by="years"/>
          </table:data-pilot-field>
          <table:data-pilot-field table:source-field-name="Quarters" table:orientation="row">
            <table:data-pilot-level table:show-empty="false"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Field 1" table:date-start="auto" table:date-end="auto" table:grouped-by="quarters"/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" table:date-start="auto" table:date-end="auto" table:grouped-by="days"/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6" table:target-range-address="DateTime.A20:DateTime.B27" table:show-filter-button="false" table:buttons="DateTime.A20">
          <table:source-cell-range table:cell-range-address="Data.H26:Data.I32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groups table:source-field-name="" table:date-start="auto" table:date-end="auto" table:grouped-by="minutes"/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2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Header0" style:family="table-cell" style:data-style-name="N0">
      <style:table-cell-properties fo:background-color="#9999FF"/>
      <style:text-properties fo:color="#000000"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Header1" style:family="table-cell" style:data-style-name="N0">
      <style:table-cell-properties fo:background-color="#FFCC99"/>
      <style:text-properties fo:color="#000000"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er2" style:family="table-cell" style:data-style-name="N0">
      <style:table-cell-properties fo:background-color="#FFFF99"/>
      <style:text-properties fo:color="#000000"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er3" style:family="table-cell" style:data-style-name="N0">
      <style:table-cell-properties style:vertical-align="top" fo:background-color="#C0C0C0"/>
      <style:text-properties fo:color="#0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un</meta:initial-creator>
    <dc:creator>Olaf Felka</dc:creator>
    <meta:creation-date>2009-01-22T11:10:27Z</meta:creation-date>
    <dc:date>2014-02-28T10:16:53Z</dc:date>
    <meta:editing-duration>PT0S</meta:editing-duration>
  </office:meta>
</office:document-meta>
</file>